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/>
    <style:font-face style:name="Linux Libertine Mono O1" svg:font-family="'Linux Libertine Mono O'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Mono O1" fo:font-size="16pt" fo:font-weight="bold" officeooo:rsid="00180958" officeooo:paragraph-rsid="00180958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Linux Libertine Mono O" fo:font-size="16pt" fo:font-weight="bold" officeooo:rsid="00180958" officeooo:paragraph-rsid="00180958" style:font-name-asian="Linux Libertine Mono O" style:font-size-asian="16pt" style:font-weight-asian="bold" style:font-name-complex="Linux Libertine Mono O" style:font-size-complex="16pt" style:font-weight-complex="bold"/>
    </style:style>
    <style:style style:name="T1" style:family="text">
      <style:text-properties style:font-name="Linux Libertine Mono O" style:font-name-asian="Linux Libertine Mono O" style:font-name-complex="Linux Libertine Mono O"/>
    </style:style>
    <style:style style:name="T2" style:family="text">
      <style:text-properties style:font-name="Linux Libertine Mono O" style:font-name-asian="Linux Libertine Mono O" style:font-size-asian="16pt" style:font-name-complex="Linux Libertine Mono 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 Tokens <text:span text:style-name="T1">→</text:span><text:span text:style-name="T2"> <text:s/>Keywords, Identifiers, Constants, Operators, Special symbols, Strings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/>
    <style:font-face style:name="Linux Libertine Mono O1" svg:font-family="'Linux Libertine Mono O'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1T18:02:16.003403781</meta:creation-date>
    <dc:date>2025-07-31T18:07:54.749402804</dc:date>
    <meta:editing-duration>PT5M40S</meta:editing-duration>
    <meta:editing-cycles>1</meta:editing-cycles>
    <meta:document-statistic meta:table-count="0" meta:image-count="0" meta:object-count="0" meta:page-count="1" meta:paragraph-count="1" meta:word-count="10" meta:character-count="82" meta:non-whitespace-character-count="72"/>
    <meta:generator>LibreOffice/25.2.3.2$Linux_X86_64 LibreOffice_project/520$Build-2</meta:generator>
  </office:meta>
</office:document-meta>
</file>